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Code styles</text:title></text:p>
      <text:p text:style-name="OrgTitle"/>
      <text:p text:style-name="OrgSubtitle"><text:initial-creator>tetratrux</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3ca5758">1. Style guide</text:a></text:p>
          <text:p text:style-name="Contents_20_2"><text:a xlink:type="simple" xlink:href="#org53ab6ed">1.1. fmt</text:a></text:p>
          <text:p text:style-name="Contents_20_2"><text:a xlink:type="simple" xlink:href="#org05567bd">1.2. Naming conventions</text:a></text:p>
          <text:p text:style-name="Contents_20_1"><text:a xlink:type="simple" xlink:href="#org569bc7d">2. undefined and null values</text:a></text:p>
          <text:p text:style-name="Contents_20_1"><text:a xlink:type="simple" xlink:href="#orgaa1243f">3. Zen</text:a></text:p>
        </text:index-body>
      </text:table-of-content>
      <text:p text:style-name="Text_20_body">All of the above affirmations are taken from the <text:a xlink:type="simple" xlink:href="https://ziglang.org/documentation/master/#Style-Guide">Zig Style Guide</text:a> itself.
</text:p>
      <text:p text:style-name="Text_20_body">Here we just point out what we consider the most important.
</text:p>
      <text:h text:style-name="Heading_20_1" text:outline-level="1" text:is-list-header="false">
<text:bookmark-start text:name="OrgXref.org3ca5758"/>
<text:bookmark text:name="org3ca5758"/>Style guide
<text:bookmark-end text:name="OrgXref.org3ca5758"/></text:h>
      <text:h text:style-name="Heading_20_2" text:outline-level="2" text:is-list-header="false">
<text:bookmark-start text:name="OrgXref.org53ab6ed"/>
<text:bookmark text:name="org53ab6ed"/>fmt
<text:bookmark-end text:name="OrgXref.org53ab6ed"/></text:h>
      <text:p text:style-name="Text_20_body">First it is important to know that Zig comes with a formatter that you can use using:
</text:p>
      <text:p text:style-name="OrgSrcBlockLastLine">zig<text:s/>fmt<text:s/>file.zig</text:p>
      <text:p text:style-name="Text_20_body">This util is going to enforce basic things for you like:
</text:p>
      <text:list text:style-name="OrgBulletedList" text:continue-numbering="false">
        <text:list-item>
          <text:p text:style-name="Text_20_body">Indentation
</text:p>
        </text:list-item>
        <text:list-item>
          <text:p text:style-name="Text_20_body">Braces alignment
</text:p>
        </text:list-item>
        <text:list-item>
          <text:p text:style-name="Text_20_body">Line length
</text:p>
        </text:list-item>
      </text:list>
      <text:h text:style-name="Heading_20_2" text:outline-level="2" text:is-list-header="false">
<text:bookmark-start text:name="OrgXref.org05567bd"/>
<text:bookmark text:name="org05567bd"/>Naming conventions
<text:bookmark-end text:name="OrgXref.org05567bd"/></text:h>
      <text:list text:style-name="OrgNumberedList" text:continue-numbering="false">
        <text:list-item>
          <text:p text:style-name="Text_20_body"><text:span text:style-name="OrgCode">TitleCaseTypeName</text:span>: for types and structs that are callable (for "classes" in other languages basically)
</text:p>
        </text:list-item>
        <text:list-item>
          <text:p text:style-name="Text_20_body"><text:span text:style-name="OrgCode">camelCaseFunctionName</text:span>: for functions
</text:p>
        </text:list-item>
        <text:list-item>
          <text:p text:style-name="Text_20_body"><text:span text:style-name="OrgCode">snake_case_variable_name</text:span>: for variables and everything else
</text:p>
        </text:list-item>
      </text:list>
      <text:h text:style-name="Heading_20_1" text:outline-level="1" text:is-list-header="false">
<text:bookmark-start text:name="OrgXref.org569bc7d"/>
<text:bookmark text:name="org569bc7d"/>undefined and null values
<text:bookmark-end text:name="OrgXref.org569bc7d"/></text:h>
      <text:p text:style-name="Text_20_body">In Zig you can leave variables uninitialized, but you have to do that explicitly contrary to C where you can leave variables uninitialized and never truly notice it. Note that leaving the value undefined is going to leave the memory of this variable to some complete unpredicatble value (except in Debug mode where it will be <text:a xlink:type="simple" xlink:href="https://github.com/ziglang/zig/issues/15603">set to 0xaa</text:a>)
</text:p>
      <text:p text:style-name="OrgSrcBlock"><text:span text:style-name="OrgSrcFontLockKeywordFace">const</text:span><text:s/><text:span text:style-name="OrgSrcFontLockVariableNameFace">stdout</text:span><text:s/>=<text:s/>std.io.getStdOut();</text:p>
      <text:p text:style-name="OrgSrcBlock"><text:span text:style-name="OrgSrcFontLockKeywordFace">const</text:span><text:s/><text:span text:style-name="OrgSrcFontLockVariableNameFace">my_var</text:span>:<text:s/><text:span text:style-name="OrgSrcFontLockTypeFace">u8</text:span><text:s/>=<text:s/><text:span text:style-name="OrgSrcFontLockConstantFace">undefined</text:span>;</text:p>
      <text:p text:style-name="OrgSrcBlockLastLine"><text:span text:style-name="OrgSrcFontLockKeywordFace">try</text:span><text:s/>stdout.writer().print(<text:span text:style-name="OrgSrcFontLockStringFace">"my_var:<text:s/>{}\n"</text:span>,<text:s/>.{my_var});</text:p>
      <text:p text:style-name="Text_20_body">This is to be avoided as much as possible, if you have some in your code it might makes sense to use an Optional type instead so that compiler can scream at you :)
</text:p>
      <text:p text:style-name="OrgSrcBlock"><text:span text:style-name="OrgSrcFontLockKeywordFace">const</text:span><text:s/><text:span text:style-name="OrgSrcFontLockVariableNameFace">stdout</text:span><text:s/>=<text:s/>std.io.getStdOut();</text:p>
      <text:p text:style-name="OrgSrcBlock"><text:span text:style-name="OrgSrcFontLockKeywordFace">const</text:span><text:s/><text:span text:style-name="OrgSrcFontLockVariableNameFace">my_var</text:span>:<text:s/>?<text:span text:style-name="OrgSrcFontLockTypeFace">u8</text:span><text:s/>=<text:s/><text:span text:style-name="OrgSrcFontLockConstantFace">null</text:span>;</text:p>
      <text:p text:style-name="OrgSrcBlock"/>
      <text:p text:style-name="OrgSrcBlock"><text:span text:style-name="OrgSrcFontLockCommentDelimiterFace">//<text:s/></text:span><text:span text:style-name="OrgSrcFontLockCommentFace">.?<text:s/>is<text:s/>syntaxic<text:s/>sugar<text:s/>for<text:s/>"orelse<text:s/>unreachable"<text:s/>which<text:s/>is<text:s/>going</text:span></text:p>
      <text:p text:style-name="OrgSrcBlock"><text:span text:style-name="OrgSrcFontLockCommentDelimiterFace">//<text:s/></text:span><text:span text:style-name="OrgSrcFontLockCommentFace">unreachable<text:s/>is<text:s/>going<text:s/>to<text:s/>emit<text:s/>a<text:s/>panic<text:s/>(unable<text:s/>to<text:s/>unwrapp<text:s/>null)<text:s/>!</text:span></text:p>
      <text:p text:style-name="OrgSrcBlock"><text:span text:style-name="OrgSrcFontLockCommentDelimiterFace">//<text:s/></text:span><text:span text:style-name="OrgSrcFontLockCommentFace">THIS<text:s/>CODE<text:s/>WILL<text:s/>PANIC<text:s/>IF<text:s/>UNCOMMENTED</text:span></text:p>
      <text:p text:style-name="OrgSrcBlock"><text:span text:style-name="OrgSrcFontLockCommentDelimiterFace">//<text:s/></text:span><text:span text:style-name="OrgSrcFontLockCommentFace">_<text:s/>=<text:s/>my_var.?;</text:span></text:p>
      <text:p text:style-name="OrgSrcBlock"/>
      <text:p text:style-name="OrgSrcBlock"><text:span text:style-name="OrgSrcFontLockCommentDelimiterFace">//<text:s/></text:span><text:span text:style-name="OrgSrcFontLockCommentFace">if<text:s/>value<text:s/>is<text:s/>"null"<text:s/>then<text:s/>"42"<text:s/>will<text:s/>be<text:s/>assigned</text:span></text:p>
      <text:p text:style-name="OrgSrcBlock"><text:span text:style-name="OrgSrcFontLockKeywordFace">const</text:span><text:s/><text:span text:style-name="OrgSrcFontLockVariableNameFace">value</text:span>:<text:s/><text:span text:style-name="OrgSrcFontLockTypeFace">u8</text:span><text:s/>=<text:s/>my_var<text:s/><text:span text:style-name="OrgSrcFontLockKeywordFace">orelse</text:span><text:s/>42;</text:p>
      <text:p text:style-name="OrgSrcBlock"/>
      <text:p text:style-name="OrgSrcBlock"><text:span text:style-name="OrgSrcFontLockCommentDelimiterFace">//<text:s/></text:span><text:span text:style-name="OrgSrcFontLockCommentFace">print<text:s/>42<text:s/>because<text:s/>value<text:s/>was<text:s/>null<text:s/>before</text:span></text:p>
      <text:p text:style-name="OrgSrcBlockLastLine"><text:span text:style-name="OrgSrcFontLockKeywordFace">try</text:span><text:s/>stdout.writer().print(<text:span text:style-name="OrgSrcFontLockStringFace">"my_var:<text:s/>{}\n"</text:span>,<text:s/>.{value});</text:p>
      <text:h text:style-name="Heading_20_1" text:outline-level="1" text:is-list-header="false">
<text:bookmark-start text:name="OrgXref.orgaa1243f"/>
<text:bookmark text:name="orgaa1243f"/>Zen
<text:bookmark-end text:name="OrgXref.orgaa1243f"/></text:h>
      <text:p text:style-name="Text_20_body">Zig encourages you to use the <text:a xlink:type="simple" xlink:href="https://ziglang.org/documentation/0.12.0/#Zen">Zen philosophy</text:a>, they reflect well the spirit behind Zig, here are those principles:
</text:p>
      <text:list text:style-name="OrgBulletedList" text:continue-numbering="false">
        <text:list-item>
          <text:p text:style-name="Text_20_body">Communicate intent precisely.
</text:p>
        </text:list-item>
        <text:list-item>
          <text:p text:style-name="Text_20_body">Edge cases matter.
</text:p>
        </text:list-item>
        <text:list-item>
          <text:p text:style-name="Text_20_body">Favor reading code over writing code.
</text:p>
        </text:list-item>
        <text:list-item>
          <text:p text:style-name="Text_20_body">Only one obvious way to do things.
</text:p>
        </text:list-item>
        <text:list-item>
          <text:p text:style-name="Text_20_body">Runtime crashes are better than bugs.
</text:p>
        </text:list-item>
        <text:list-item>
          <text:p text:style-name="Text_20_body">Compile errors are better than runtime crashes.
</text:p>
        </text:list-item>
        <text:list-item>
          <text:p text:style-name="Text_20_body">Incremental improvements.
</text:p>
        </text:list-item>
        <text:list-item>
          <text:p text:style-name="Text_20_body">Avoid local maximums.
</text:p>
        </text:list-item>
        <text:list-item>
          <text:p text:style-name="Text_20_body">Reduce the amount one must remember.
</text:p>
        </text:list-item>
        <text:list-item>
          <text:p text:style-name="Text_20_body">Focus on code rather than style.
</text:p>
        </text:list-item>
        <text:list-item>
          <text:p text:style-name="Text_20_body">Resource allocation may fail; resource deallocation must succeed.
</text:p>
        </text:list-item>
        <text:list-item>
          <text:p text:style-name="Text_20_body">Memory is a resource.
</text:p>
        </text:list-item>
        <text:list-item>
          <text:p text:style-name="Text_20_body">Together we serve the users.
</text:p>
        </text:list-item>
      </text:list>
      <text:p text:style-name="Text_20_body">Sources:
</text:p>
      <text:p text:style-name="Text_20_body"><text:a xlink:type="simple" xlink:href="https://ziglang.org/documentation/master/#Type-Coercion-undefined">https://ziglang.org/documentation/master/#Type-Coercion-undefined</text:a>
<text:a xlink:type="simple" xlink:href="https://nathancraddock.com/blog/zig-naming-conventions/o">https://nathancraddock.com/blog/zig-naming-conventions/o</text:a>
<text:a xlink:type="simple" xlink:href="https://ziglang.org/documentation/master/#undefined">https://ziglang.org/documentation/master/#undefined</text:a>
<text:a xlink:type="simple" xlink:href="https://ziglang.org/documentation/master/#Style-Guide">https://ziglang.org/documentation/master/#Style-Guide</text:a>
<text:a xlink:type="simple" xlink:href="https://github.com/ziglang/zig/blob/master/lib/std/fmt.zig">https://github.com/ziglang/zig/blob/master/lib/std/fmt.zig</text:a>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FontLockCommentFace" style:family="text">
      <style:text-properties fo:color="#73d216"/>
    </style:style>
    <style:style style:name="OrgSrcFontLockCommentDelimiterFace" style:family="text">
      <style:text-properties fo:color="#73d216"/>
    </style:style>
    <style:style style:name="OrgSrcFontLockStringFace" style:family="text">
      <style:text-properties fo:color="#e9b96e"/>
    </style:style>
    <style:style style:name="OrgSrcFontLockConstantFace" style:family="text">
      <style:text-properties fo:color="#e9b2e3"/>
    </style:style>
    <style:style style:name="OrgSrcFontLockTypeFace" style:family="text">
      <style:text-properties fo:color="#8cc4ff"/>
    </style:style>
    <style:style style:name="OrgSrcFontLockVariableNameFace" style:family="text">
      <style:text-properties fo:color="#fcaf3e"/>
    </style:style>
    <style:style style:name="OrgSrcFontLockKeywordFace" style:family="text">
      <style:text-properties fo:color="#b4fa70"/>
    </style:style>
    <style:style style:name="OrgSrcBlock" style:family="paragraph" style:parent-style-name="Preformatted_20_Text">
      <style:paragraph-properties fo:background-color="#2e3436" fo:padding="0.049cm" fo:border="0.51pt solid #000000" style:shadow="none">
        <style:background-image/>
      </style:paragraph-properties>
      <style:text-properties fo:color="#eeeeec"/>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tetratrux</dc:creator>
    <meta:initial-creator>tetratrux</meta:initial-creator>
    <dc:date>2024-07-22T15:20:35</dc:date>
    <meta:creation-date>2024-07-22T15:20:35</meta:creation-date>
    <meta:generator>Emacs 29.2 (Org mode 9.6.15)</meta:generator>
    <meta:keyword/>
    <dc:subject/>
    <dc:title>Code styles</dc:title>
  </office:meta>
</office:document-meta>
</file>